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'Segoe UI', 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.0626in" fo:margin-bottom="0.0835in" fo:orphans="2" fo:widows="2" fo:text-indent="0in" style:auto-text-indent="false"/>
    </style:style>
    <style:style style:name="T1" style:family="text">
      <style:text-properties fo:font-variant="normal" fo:text-transform="none" style:text-line-through-style="none" style:font-name="Roboto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02124" style:text-line-through-style="none" style:font-name="Roboto" fo:font-size="9.7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file-link"/><text:a xlink:type="simple" xlink:href="https://www.first.org/resources/guides/aup_generic.doc" text:style-name="Internet_20_link" text:visited-style-name="Visited_20_Internet_20_Link"><text:span text:style-name="T2">aup_generic.doc</text:span></text:a><text:bookmark text:name="tag"/></text:p>
      <text:p text:style-name="P2"><text:bookmark text:name="url"/><text:a xlink:type="simple" xlink:href="https://www.first.org/resources/guides/aup_generic.doc" office:target-frame-name="_blank" xlink:show="new" text:style-name="Internet_20_link" text:visited-style-name="Visited_20_Internet_20_Link"><text:span text:style-name="T1">https://www.first.org/resources/guides/aup_generic.doc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, 'Segoe UI', 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duncan</meta:initial-creator>
    <meta:creation-date>2019-02-12T18:19:54.09</meta:creation-date>
    <meta:document-statistic meta:table-count="0" meta:image-count="0" meta:object-count="0" meta:page-count="1" meta:paragraph-count="2" meta:word-count="2" meta:character-count="70"/>
    <dc:date>2019-02-12T18:21:31.94</dc:date>
    <dc:creator>robert duncan</dc:creator>
    <meta:editing-duration>PT1M38S</meta:editing-duration>
    <meta:editing-cycles>1</meta:editing-cycles>
    <meta:generator>OpenOffice/4.1.6$Win32 OpenOffice.org_project/416m1$Build-9790</meta:generator>
  </office:meta>
</office:document-meta>
</file>